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9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405cm" svg:y="14.2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3.83cm" svg:y="13.71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9.144cm" svg:height="1.893cm" svg:x="8.382cm" svg:y="8.775cm" presentation:class="title" presentation:user-transformed="true">
          <draw:text-box>
            <text:p text:style-name="P2"><text:span text:style-name="T1">Ejercicio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4-12T08:21:13.858383255</dc:date>
    <meta:editing-duration>P7DT21H9M44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